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13.943541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">
            <text:p>Topic ID</text:p>
          </table:table-cell>
          <table:table-cell office:value-type="string" table:style-name="ce1">
            <text:p>Quer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VP</text:p>
          </table:table-cell>
          <table:table-cell office:value-type="string" table:style-name="ce1">
            <text:p>MAP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ocache im 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onniger Geocach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,58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0.5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0.4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eipzig Auenwal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" table:style-name="ce1">
            <text:p>0,64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0.28000000000000003" table:style-name="ce1">
            <text:p>0,28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ahrrad erreichb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,62</text:p>
          </table:table-cell>
          <table:table-cell table:number-columns-repeated="1637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0.33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0.78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eicht zu fin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,13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float" office:value="0.125" table:style-name="ce1">
            <text:p>0,125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che mit Aussic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ee in Leipzig + cacheType Multicache (extended)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0.5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rzgebir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adt + caseType mikro (extended)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3" table:style-name="ce1">
            <text:p>0,43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0.5</text:p>
          </table:table-cell>
          <table:table-cell table:number-columns-repeated="3" table:style-name="ce1"/>
          <table:table-cell office:value-type="string" table:style-name="ce1">
            <text:p>0.33</text:p>
          </table:table-cell>
          <table:table-cell table:style-name="ce1"/>
          <table:table-cell office:value-type="string" table:style-name="ce1">
            <text:p>0.38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randenburg + condition ok (extended) + difficulty 2 (extended)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" table:style-name="ce1">
            <text:p>0,64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0.5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0.75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weit entfernt + cacheType Multicache (extended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,2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0.2</text:p>
          </table:table-cell>
          <table:table-cell table:number-columns-repeated="2" table:style-name="ce1"/>
          <table:table-cell office:value-type="string" table:style-name="ce1">
            <text:p>0.25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keine Hinwei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,14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0.14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und mitnehme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6999999999999995" table:style-name="ce1">
            <text:p>0,57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.33</text:p>
          </table:table-cell>
          <table:table-cell table:style-name="ce1"/>
          <table:table-cell office:value-type="string" table:style-name="ce1">
            <text:p>0.6</text:p>
          </table:table-cell>
          <table:table-cell table:number-columns-repeated="3" table:style-name="ce1"/>
          <table:table-cell office:value-type="string" table:style-name="ce1">
            <text:p>0.44</text:p>
          </table:table-cell>
          <table:table-cell office:value-type="string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virtueller Cache nahe Berl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3" table:style-name="ce1">
            <text:p>0,93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.83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0.9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rtsuche sehr gut</text:p>
          </table:table-cell>
          <table:table-cell table:number-columns-repeated="11" table:style-name="ce1"/>
          <table:table-cell office:value-type="float" office:value="0.6" table:style-name="ce1">
            <text:p>0,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phrasensuche nicht so gu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ftmals ergebnisse die nicht in kontext der suche passen weil name des caches geboostet wird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 Schlecht</meta:initial-creator>
    <dc:creator>Christian-PC2</dc:creator>
    <meta:creation-date>2018-09-20T15:01:23Z</meta:creation-date>
    <dc:date>2018-09-22T14:26:32Z</dc:date>
    <meta:editing-cycles>1</meta:editing-cycles>
    <meta:editing-duration>PT0S</meta:editing-duration>
  </office:meta>
</office:document-meta>
</file>